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35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/media/navid/D410CF4E10CF3670/00Khazaee-DONotDelete-09132943946/DB/newcut-data/vids-1080/10.mp4:-dtf-nosal </text:p>
          </table:table-cell>
          <table:table-cell office:value-type="float" office:value="0.766407" calcext:value-type="float">
            <text:p>0.766407</text:p>
          </table:table-cell>
          <table:table-cell office:value-type="float" office:value="0.120967" calcext:value-type="float">
            <text:p>0.120967</text:p>
          </table:table-cell>
          <table:table-cell office:value-type="string" calcext:value-type="string">
            <text:p>dtf-nosal@neg </text:p>
          </table:table-cell>
          <table:table-cell office:value-type="float" office:value="0.337163" calcext:value-type="float">
            <text:p>0.337163</text:p>
          </table:table-cell>
          <table:table-cell office:value-type="float" office:value="0.0565113" calcext:value-type="float">
            <text:p>0.0565113</text:p>
          </table:table-cell>
          <table:table-cell office:value-type="float" office:value="304" calcext:value-type="float">
            <text:p>304</text:p>
          </table:table-cell>
          <table:table-cell table:formula="of:=SUMPRODUCT([.B1:.B28];[.G1:.G28])/SUM([.G1:.G28])" office:value-type="float" office:value="0.794159823187797" calcext:value-type="float">
            <text:p>0.7941598232</text:p>
          </table:table-cell>
          <table:table-cell table:formula="of:=SUMPRODUCT([.C1:.C28];[.G1:.G28])/SUM([.G1:.G28])" office:value-type="float" office:value="0.165055320396026" calcext:value-type="float">
            <text:p>0.1650553204</text:p>
          </table:table-cell>
          <table:table-cell/>
          <table:table-cell table:formula="of:=SUMPRODUCT([.E1:.E28];[.G1:.G28])/SUM([.G1:.G28])" office:value-type="float" office:value="0.390659557094878" calcext:value-type="float">
            <text:p>0.3906595571</text:p>
          </table:table-cell>
          <table:table-cell table:formula="of:=SUMPRODUCT([.F1:.F28];[.G1:.G28])/SUM([.G1:.G28])" office:value-type="float" office:value="0.0434392217184439" calcext:value-type="float">
            <text:p>0.0434392217</text:p>
          </table:table-cell>
        </table:table-row>
        <table:table-row table:style-name="ro1">
          <table:table-cell office:value-type="string" calcext:value-type="string">
            <text:p>/media/navid/D410CF4E10CF3670/00Khazaee-DONotDelete-09132943946/DB/newcut-data/vids-1080/13.mp4:-dtf-nosal </text:p>
          </table:table-cell>
          <table:table-cell office:value-type="float" office:value="0.412402" calcext:value-type="float">
            <text:p>0.412402</text:p>
          </table:table-cell>
          <table:table-cell office:value-type="float" office:value="0.257681" calcext:value-type="float">
            <text:p>0.257681</text:p>
          </table:table-cell>
          <table:table-cell office:value-type="string" calcext:value-type="string">
            <text:p>dtf-nosal@neg </text:p>
          </table:table-cell>
          <table:table-cell office:value-type="float" office:value="0.344427" calcext:value-type="float">
            <text:p>0.344427</text:p>
          </table:table-cell>
          <table:table-cell office:value-type="float" office:value="0.0617779" calcext:value-type="float">
            <text:p>0.0617779</text:p>
          </table:table-cell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4.mp4:-dtf-nosal </text:p>
          </table:table-cell>
          <table:table-cell office:value-type="float" office:value="0.709833" calcext:value-type="float">
            <text:p>0.709833</text:p>
          </table:table-cell>
          <table:table-cell office:value-type="float" office:value="0.233095" calcext:value-type="float">
            <text:p>0.233095</text:p>
          </table:table-cell>
          <table:table-cell office:value-type="string" calcext:value-type="string">
            <text:p>dtf-nosal@neg </text:p>
          </table:table-cell>
          <table:table-cell office:value-type="float" office:value="0.372826" calcext:value-type="float">
            <text:p>0.372826</text:p>
          </table:table-cell>
          <table:table-cell office:value-type="float" office:value="0.0589844" calcext:value-type="float">
            <text:p>0.0589844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5.mp4:-dtf-nosal </text:p>
          </table:table-cell>
          <table:table-cell office:value-type="float" office:value="0.561467" calcext:value-type="float">
            <text:p>0.561467</text:p>
          </table:table-cell>
          <table:table-cell office:value-type="float" office:value="0.168594" calcext:value-type="float">
            <text:p>0.168594</text:p>
          </table:table-cell>
          <table:table-cell office:value-type="string" calcext:value-type="string">
            <text:p>dtf-nosal@neg </text:p>
          </table:table-cell>
          <table:table-cell office:value-type="float" office:value="0.282636" calcext:value-type="float">
            <text:p>0.282636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6.mp4:-dtf-nosal </text:p>
          </table:table-cell>
          <table:table-cell office:value-type="float" office:value="0.611714" calcext:value-type="float">
            <text:p>0.611714</text:p>
          </table:table-cell>
          <table:table-cell office:value-type="float" office:value="0.188732" calcext:value-type="float">
            <text:p>0.188732</text:p>
          </table:table-cell>
          <table:table-cell office:value-type="string" calcext:value-type="string">
            <text:p>dtf-nosal@neg </text:p>
          </table:table-cell>
          <table:table-cell office:value-type="float" office:value="0.269664" calcext:value-type="float">
            <text:p>0.269664</text:p>
          </table:table-cell>
          <table:table-cell office:value-type="float" office:value="0.0134412" calcext:value-type="float">
            <text:p>0.0134412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7.mp4:-dtf-nosal </text:p>
          </table:table-cell>
          <table:table-cell office:value-type="float" office:value="0.917419" calcext:value-type="float">
            <text:p>0.917419</text:p>
          </table:table-cell>
          <table:table-cell office:value-type="float" office:value="0.0575175" calcext:value-type="float">
            <text:p>0.0575175</text:p>
          </table:table-cell>
          <table:table-cell office:value-type="string" calcext:value-type="string">
            <text:p>dtf-nosal@neg </text:p>
          </table:table-cell>
          <table:table-cell office:value-type="float" office:value="0.399943" calcext:value-type="float">
            <text:p>0.399943</text:p>
          </table:table-cell>
          <table:table-cell office:value-type="float" office:value="0.015177" calcext:value-type="float">
            <text:p>0.015177</text:p>
          </table:table-cell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8.mp4:-dtf-nosal </text:p>
          </table:table-cell>
          <table:table-cell office:value-type="float" office:value="0.725069" calcext:value-type="float">
            <text:p>0.725069</text:p>
          </table:table-cell>
          <table:table-cell office:value-type="float" office:value="0.157166" calcext:value-type="float">
            <text:p>0.157166</text:p>
          </table:table-cell>
          <table:table-cell office:value-type="string" calcext:value-type="string">
            <text:p>dtf-nosal@neg </text:p>
          </table:table-cell>
          <table:table-cell office:value-type="float" office:value="0.406341" calcext:value-type="float">
            <text:p>0.406341</text:p>
          </table:table-cell>
          <table:table-cell office:value-type="float" office:value="0.0730103" calcext:value-type="float">
            <text:p>0.0730103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9.mp4:-dtf-nosal </text:p>
          </table:table-cell>
          <table:table-cell office:value-type="float" office:value="0.753995" calcext:value-type="float">
            <text:p>0.753995</text:p>
          </table:table-cell>
          <table:table-cell office:value-type="float" office:value="0.175301" calcext:value-type="float">
            <text:p>0.175301</text:p>
          </table:table-cell>
          <table:table-cell office:value-type="string" calcext:value-type="string">
            <text:p>dtf-nosal@neg </text:p>
          </table:table-cell>
          <table:table-cell office:value-type="float" office:value="0.467865" calcext:value-type="float">
            <text:p>0.467865</text:p>
          </table:table-cell>
          <table:table-cell office:value-type="float" office:value="0.0958653" calcext:value-type="float">
            <text:p>0.0958653</text:p>
          </table:table-cell>
          <table:table-cell office:value-type="float" office:value="1398" calcext:value-type="float">
            <text:p>1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.mp4:-dtf-nosal </text:p>
          </table:table-cell>
          <table:table-cell office:value-type="float" office:value="0.793027" calcext:value-type="float">
            <text:p>0.793027</text:p>
          </table:table-cell>
          <table:table-cell office:value-type="float" office:value="0.185568" calcext:value-type="float">
            <text:p>0.185568</text:p>
          </table:table-cell>
          <table:table-cell office:value-type="string" calcext:value-type="string">
            <text:p>dtf-nosal@neg </text:p>
          </table:table-cell>
          <table:table-cell office:value-type="float" office:value="0.105568" calcext:value-type="float">
            <text:p>0.105568</text:p>
          </table:table-cell>
          <table:table-cell office:value-type="float" office:value="0.0248685" calcext:value-type="float">
            <text:p>0.0248685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0.mp4:-dtf-nosal </text:p>
          </table:table-cell>
          <table:table-cell office:value-type="float" office:value="0.838134" calcext:value-type="float">
            <text:p>0.838134</text:p>
          </table:table-cell>
          <table:table-cell office:value-type="float" office:value="0.202356" calcext:value-type="float">
            <text:p>0.202356</text:p>
          </table:table-cell>
          <table:table-cell office:value-type="string" calcext:value-type="string">
            <text:p>dtf-nosal@neg </text:p>
          </table:table-cell>
          <table:table-cell office:value-type="float" office:value="0.335256" calcext:value-type="float">
            <text:p>0.335256</text:p>
          </table:table-cell>
          <table:table-cell office:value-type="float" office:value="0.0701373" calcext:value-type="float">
            <text:p>0.0701373</text:p>
          </table:table-cell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2.mp4:-dtf-nosal </text:p>
          </table:table-cell>
          <table:table-cell office:value-type="float" office:value="0.758202" calcext:value-type="float">
            <text:p>0.758202</text:p>
          </table:table-cell>
          <table:table-cell office:value-type="float" office:value="0.178959" calcext:value-type="float">
            <text:p>0.178959</text:p>
          </table:table-cell>
          <table:table-cell office:value-type="string" calcext:value-type="string">
            <text:p>dtf-nosal@neg </text:p>
          </table:table-cell>
          <table:table-cell office:value-type="float" office:value="0.434904" calcext:value-type="float">
            <text:p>0.434904</text:p>
          </table:table-cell>
          <table:table-cell office:value-type="float" office:value="0.0632612" calcext:value-type="float">
            <text:p>0.0632612</text:p>
          </table:table-cell>
          <table:table-cell office:value-type="float" office:value="1657" calcext:value-type="float">
            <text:p>1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4.mp4:-dtf-nosal </text:p>
          </table:table-cell>
          <table:table-cell office:value-type="float" office:value="0.511834" calcext:value-type="float">
            <text:p>0.511834</text:p>
          </table:table-cell>
          <table:table-cell office:value-type="float" office:value="0.341762" calcext:value-type="float">
            <text:p>0.341762</text:p>
          </table:table-cell>
          <table:table-cell office:value-type="string" calcext:value-type="string">
            <text:p>dtf-nosal@neg </text:p>
          </table:table-cell>
          <table:table-cell office:value-type="float" office:value="0.572404" calcext:value-type="float">
            <text:p>0.572404</text:p>
          </table:table-cell>
          <table:table-cell office:value-type="float" office:value="0.0131252" calcext:value-type="float">
            <text:p>0.0131252</text:p>
          </table:table-cell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5.mp4:-dtf-nosal </text:p>
          </table:table-cell>
          <table:table-cell office:value-type="float" office:value="0.811926" calcext:value-type="float">
            <text:p>0.811926</text:p>
          </table:table-cell>
          <table:table-cell office:value-type="float" office:value="0.137673" calcext:value-type="float">
            <text:p>0.137673</text:p>
          </table:table-cell>
          <table:table-cell office:value-type="string" calcext:value-type="string">
            <text:p>dtf-nosal@neg </text:p>
          </table:table-cell>
          <table:table-cell office:value-type="float" office:value="0.586573" calcext:value-type="float">
            <text:p>0.586573</text:p>
          </table:table-cell>
          <table:table-cell office:value-type="float" office:value="0.0246444" calcext:value-type="float">
            <text:p>0.0246444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6.mp4:-dtf-nosal </text:p>
          </table:table-cell>
          <table:table-cell office:value-type="float" office:value="0.529561" calcext:value-type="float">
            <text:p>0.529561</text:p>
          </table:table-cell>
          <table:table-cell office:value-type="float" office:value="0.165842" calcext:value-type="float">
            <text:p>0.165842</text:p>
          </table:table-cell>
          <table:table-cell office:value-type="string" calcext:value-type="string">
            <text:p>dtf-nosal@neg </text:p>
          </table:table-cell>
          <table:table-cell office:value-type="float" office:value="0.380538" calcext:value-type="float">
            <text:p>0.380538</text:p>
          </table:table-cell>
          <table:table-cell office:value-type="float" office:value="0.0423962" calcext:value-type="float">
            <text:p>0.0423962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8.mp4:-dtf-nosal </text:p>
          </table:table-cell>
          <table:table-cell office:value-type="float" office:value="0.348443" calcext:value-type="float">
            <text:p>0.348443</text:p>
          </table:table-cell>
          <table:table-cell office:value-type="float" office:value="0.281208" calcext:value-type="float">
            <text:p>0.281208</text:p>
          </table:table-cell>
          <table:table-cell office:value-type="string" calcext:value-type="string">
            <text:p>dtf-nosal@neg </text:p>
          </table:table-cell>
          <table:table-cell office:value-type="float" office:value="0.384277" calcext:value-type="float">
            <text:p>0.384277</text:p>
          </table:table-cell>
          <table:table-cell office:value-type="float" office:value="0.0216407" calcext:value-type="float">
            <text:p>0.0216407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.mp4:-dtf-nosal </text:p>
          </table:table-cell>
          <table:table-cell office:value-type="float" office:value="0.829079" calcext:value-type="float">
            <text:p>0.829079</text:p>
          </table:table-cell>
          <table:table-cell office:value-type="float" office:value="0.178937" calcext:value-type="float">
            <text:p>0.178937</text:p>
          </table:table-cell>
          <table:table-cell office:value-type="string" calcext:value-type="string">
            <text:p>dtf-nosal@neg </text:p>
          </table:table-cell>
          <table:table-cell office:value-type="float" office:value="0.285436" calcext:value-type="float">
            <text:p>0.285436</text:p>
          </table:table-cell>
          <table:table-cell office:value-type="float" office:value="0.0344364" calcext:value-type="float">
            <text:p>0.0344364</text:p>
          </table:table-cell>
          <table:table-cell office:value-type="float" office:value="1181" calcext:value-type="float">
            <text:p>1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3.mp4:-dtf-nosal </text:p>
          </table:table-cell>
          <table:table-cell office:value-type="float" office:value="0.93599" calcext:value-type="float">
            <text:p>0.93599</text:p>
          </table:table-cell>
          <table:table-cell office:value-type="float" office:value="0.124408" calcext:value-type="float">
            <text:p>0.124408</text:p>
          </table:table-cell>
          <table:table-cell office:value-type="string" calcext:value-type="string">
            <text:p>dtf-nosal@neg </text:p>
          </table:table-cell>
          <table:table-cell office:value-type="float" office:value="0.513455" calcext:value-type="float">
            <text:p>0.513455</text:p>
          </table:table-cell>
          <table:table-cell office:value-type="float" office:value="0.0103736" calcext:value-type="float">
            <text:p>0.010373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5.mp4:-dtf-nosal </text:p>
          </table:table-cell>
          <table:table-cell office:value-type="float" office:value="0.951831" calcext:value-type="float">
            <text:p>0.951831</text:p>
          </table:table-cell>
          <table:table-cell office:value-type="float" office:value="0.0785465" calcext:value-type="float">
            <text:p>0.0785465</text:p>
          </table:table-cell>
          <table:table-cell office:value-type="string" calcext:value-type="string">
            <text:p>dtf-nosal@neg </text:p>
          </table:table-cell>
          <table:table-cell office:value-type="float" office:value="0.473458" calcext:value-type="float">
            <text:p>0.473458</text:p>
          </table:table-cell>
          <table:table-cell office:value-type="float" office:value="0.0210083" calcext:value-type="float">
            <text:p>0.021008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6-31old.mp4:-dtf-nosal </text:p>
          </table:table-cell>
          <table:table-cell office:value-type="float" office:value="0.913838" calcext:value-type="float">
            <text:p>0.913838</text:p>
          </table:table-cell>
          <table:table-cell office:value-type="float" office:value="0.147905" calcext:value-type="float">
            <text:p>0.147905</text:p>
          </table:table-cell>
          <table:table-cell office:value-type="string" calcext:value-type="string">
            <text:p>dtf-nosal@neg </text:p>
          </table:table-cell>
          <table:table-cell office:value-type="float" office:value="0.477067" calcext:value-type="float">
            <text:p>0.477067</text:p>
          </table:table-cell>
          <table:table-cell office:value-type="float" office:value="0.0249654" calcext:value-type="float">
            <text:p>0.0249654</text:p>
          </table:table-cell>
          <table:table-cell office:value-type="float" office:value="1823" calcext:value-type="float">
            <text:p>1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.mp4:-dtf-nosal </text:p>
          </table:table-cell>
          <table:table-cell office:value-type="float" office:value="0.950222" calcext:value-type="float">
            <text:p>0.950222</text:p>
          </table:table-cell>
          <table:table-cell office:value-type="float" office:value="0.106849" calcext:value-type="float">
            <text:p>0.106849</text:p>
          </table:table-cell>
          <table:table-cell office:value-type="string" calcext:value-type="string">
            <text:p>dtf-nosal@neg </text:p>
          </table:table-cell>
          <table:table-cell office:value-type="float" office:value="0.475646" calcext:value-type="float">
            <text:p>0.475646</text:p>
          </table:table-cell>
          <table:table-cell office:value-type="float" office:value="0.0223838" calcext:value-type="float">
            <text:p>0.0223838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8.mp4:-dtf-nosal </text:p>
          </table:table-cell>
          <table:table-cell office:value-type="float" office:value="0.838925" calcext:value-type="float">
            <text:p>0.838925</text:p>
          </table:table-cell>
          <table:table-cell office:value-type="float" office:value="0.12013" calcext:value-type="float">
            <text:p>0.12013</text:p>
          </table:table-cell>
          <table:table-cell office:value-type="string" calcext:value-type="string">
            <text:p>dtf-nosal@neg </text:p>
          </table:table-cell>
          <table:table-cell office:value-type="float" office:value="0.116059" calcext:value-type="float">
            <text:p>0.116059</text:p>
          </table:table-cell>
          <table:table-cell office:value-type="float" office:value="0.0139966" calcext:value-type="float">
            <text:p>0.0139966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.mp4:-dtf-nosal </text:p>
          </table:table-cell>
          <table:table-cell office:value-type="float" office:value="0.956226" calcext:value-type="float">
            <text:p>0.956226</text:p>
          </table:table-cell>
          <table:table-cell office:value-type="float" office:value="0.116035" calcext:value-type="float">
            <text:p>0.116035</text:p>
          </table:table-cell>
          <table:table-cell office:value-type="string" calcext:value-type="string">
            <text:p>dtf-nosal@neg </text:p>
          </table:table-cell>
          <table:table-cell office:value-type="float" office:value="0.497533" calcext:value-type="float">
            <text:p>0.497533</text:p>
          </table:table-cell>
          <table:table-cell office:value-type="float" office:value="0.0212202" calcext:value-type="float">
            <text:p>0.0212202</text:p>
          </table:table-cell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5.mp4:-dtf-nosal </text:p>
          </table:table-cell>
          <table:table-cell office:value-type="float" office:value="0.967679" calcext:value-type="float">
            <text:p>0.967679</text:p>
          </table:table-cell>
          <table:table-cell office:value-type="float" office:value="0.0816786" calcext:value-type="float">
            <text:p>0.0816786</text:p>
          </table:table-cell>
          <table:table-cell office:value-type="string" calcext:value-type="string">
            <text:p>dtf-nosal@neg </text:p>
          </table:table-cell>
          <table:table-cell office:value-type="float" office:value="0.43977" calcext:value-type="float">
            <text:p>0.43977</text:p>
          </table:table-cell>
          <table:table-cell office:value-type="float" office:value="0.0210795" calcext:value-type="float">
            <text:p>0.0210795</text:p>
          </table:table-cell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68.mp4:-dtf-nosal </text:p>
          </table:table-cell>
          <table:table-cell office:value-type="float" office:value="0.870435" calcext:value-type="float">
            <text:p>0.870435</text:p>
          </table:table-cell>
          <table:table-cell office:value-type="float" office:value="0.0745237" calcext:value-type="float">
            <text:p>0.0745237</text:p>
          </table:table-cell>
          <table:table-cell office:value-type="string" calcext:value-type="string">
            <text:p>dtf-nosal@neg </text:p>
          </table:table-cell>
          <table:table-cell office:value-type="float" office:value="0.160586" calcext:value-type="float">
            <text:p>0.160586</text:p>
          </table:table-cell>
          <table:table-cell office:value-type="float" office:value="0.0326966" calcext:value-type="float">
            <text:p>0.0326966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7.mp4:-dtf-nosal </text:p>
          </table:table-cell>
          <table:table-cell office:value-type="float" office:value="0.837004" calcext:value-type="float">
            <text:p>0.837004</text:p>
          </table:table-cell>
          <table:table-cell office:value-type="float" office:value="0.0858587" calcext:value-type="float">
            <text:p>0.0858587</text:p>
          </table:table-cell>
          <table:table-cell office:value-type="string" calcext:value-type="string">
            <text:p>dtf-nosal@neg </text:p>
          </table:table-cell>
          <table:table-cell office:value-type="float" office:value="0.187441" calcext:value-type="float">
            <text:p>0.187441</text:p>
          </table:table-cell>
          <table:table-cell office:value-type="float" office:value="0.0413329" calcext:value-type="float">
            <text:p>0.0413329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9.mp4:-dtf-nosal </text:p>
          </table:table-cell>
          <table:table-cell office:value-type="float" office:value="0.88912" calcext:value-type="float">
            <text:p>0.88912</text:p>
          </table:table-cell>
          <table:table-cell office:value-type="float" office:value="0.0854878" calcext:value-type="float">
            <text:p>0.0854878</text:p>
          </table:table-cell>
          <table:table-cell office:value-type="string" calcext:value-type="string">
            <text:p>dtf-nosal@neg </text:p>
          </table:table-cell>
          <table:table-cell office:value-type="float" office:value="0.348676" calcext:value-type="float">
            <text:p>0.348676</text:p>
          </table:table-cell>
          <table:table-cell office:value-type="float" office:value="0.103477" calcext:value-type="float">
            <text:p>0.103477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.mp4:-dtf-nosal </text:p>
          </table:table-cell>
          <table:table-cell office:value-type="float" office:value="0.788882" calcext:value-type="float">
            <text:p>0.788882</text:p>
          </table:table-cell>
          <table:table-cell office:value-type="float" office:value="0.246625" calcext:value-type="float">
            <text:p>0.246625</text:p>
          </table:table-cell>
          <table:table-cell office:value-type="string" calcext:value-type="string">
            <text:p>dtf-nosal@neg </text:p>
          </table:table-cell>
          <table:table-cell office:value-type="float" office:value="0.419334" calcext:value-type="float">
            <text:p>0.419334</text:p>
          </table:table-cell>
          <table:table-cell office:value-type="float" office:value="0.0140722" calcext:value-type="float">
            <text:p>0.0140722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8.mp4:-dtf-nosal </text:p>
          </table:table-cell>
          <table:table-cell office:value-type="float" office:value="0.799387" calcext:value-type="float">
            <text:p>0.799387</text:p>
          </table:table-cell>
          <table:table-cell office:value-type="float" office:value="0.236732" calcext:value-type="float">
            <text:p>0.236732</text:p>
          </table:table-cell>
          <table:table-cell office:value-type="string" calcext:value-type="string">
            <text:p>dtf-nosal@neg </text:p>
          </table:table-cell>
          <table:table-cell office:value-type="float" office:value="0.288403" calcext:value-type="float">
            <text:p>0.288403</text:p>
          </table:table-cell>
          <table:table-cell office:value-type="float" office:value="0.0513194" calcext:value-type="float">
            <text:p>0.0513194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19:37:40.705603788</dc:date>
    <meta:document-statistic meta:table-count="1" meta:cell-count="200" meta:object-count="0"/>
    <meta:generator>LibreOffice/4.2.8.2$Linux_X86_64 LibreOffice_project/420m0$Build-2</meta:generator>
  </office:meta>
</office:document-meta>
</file>